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2932" officeooo:paragraph-rsid="001f2932"/>
    </style:style>
    <style:style style:name="P2" style:family="paragraph" style:parent-style-name="Standard" style:list-style-name="L1">
      <style:text-properties officeooo:rsid="001f2932" officeooo:paragraph-rsid="001f2932"/>
    </style:style>
    <style:style style:name="P3" style:family="paragraph" style:parent-style-name="Standard">
      <style:text-properties officeooo:rsid="001f2932" officeooo:paragraph-rsid="0020a275"/>
    </style:style>
    <style:style style:name="P4" style:family="paragraph" style:parent-style-name="Standard" style:list-style-name="L1">
      <style:text-properties officeooo:rsid="0020a275" officeooo:paragraph-rsid="0020a275"/>
    </style:style>
    <style:style style:name="P5" style:family="paragraph" style:parent-style-name="Standard">
      <style:text-properties officeooo:rsid="0021bf62" officeooo:paragraph-rsid="0021bf62"/>
    </style:style>
    <style:style style:name="P6" style:family="paragraph" style:parent-style-name="Standard">
      <style:text-properties officeooo:paragraph-rsid="0021bf62"/>
    </style:style>
    <style:style style:name="P7" style:family="paragraph" style:parent-style-name="Standard">
      <style:text-properties officeooo:paragraph-rsid="00231766"/>
    </style:style>
    <style:style style:name="P8" style:family="paragraph" style:parent-style-name="Standard">
      <style:text-properties officeooo:rsid="001fd0cb" officeooo:paragraph-rsid="0021bf62"/>
    </style:style>
    <style:style style:name="P9" style:family="paragraph" style:parent-style-name="Standard">
      <style:text-properties officeooo:rsid="00231766" officeooo:paragraph-rsid="00231766"/>
    </style:style>
    <style:style style:name="T1" style:family="text">
      <style:text-properties officeooo:rsid="001f2932"/>
    </style:style>
    <style:style style:name="T2" style:family="text">
      <style:text-properties officeooo:rsid="0020a275"/>
    </style:style>
    <style:style style:name="T3" style:family="text">
      <style:text-properties officeooo:rsid="0021bf62"/>
    </style:style>
    <style:style style:name="T4" style:family="text">
      <style:text-properties officeooo:rsid="00231766"/>
    </style:style>
    <style:style style:name="T5" style:family="text">
      <style:text-properties fo:font-style="italic" style:font-style-asian="italic" style:font-style-complex="italic"/>
    </style:style>
    <style:style style:name="T6" style:family="text">
      <style:text-properties fo:font-style="italic" officeooo:rsid="0021bf62" style:font-style-asian="italic" style:font-style-complex="italic"/>
    </style:style>
    <style:style style:name="T7" style:family="text">
      <style:text-properties fo:font-style="italic" officeooo:rsid="00231766" style:font-style-asian="italic" style:font-style-complex="italic"/>
    </style:style>
    <style:style style:name="T8" style:family="text">
      <style:text-properties fo:font-style="italic" officeooo:rsid="001f293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62" style:font-style-asian="normal" style:font-style-complex="normal"/>
    </style:style>
    <style:style style:name="T11" style:family="text">
      <style:text-properties fo:font-style="normal" officeooo:rsid="00231766" style:font-style-asian="normal" style:font-style-complex="normal"/>
    </style:style>
    <style:style style:name="T12" style:family="text">
      <style:text-properties fo:font-style="normal" officeooo:rsid="001f2932" style:font-style-asian="normal" style:font-style-complex="normal"/>
    </style:style>
    <style:style style:name="T13" style:family="text">
      <style:text-properties officeooo:rsid="0024f6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text:p>
      <text:p text:style-name="P1"/>
      <text:p text:style-name="P6"><text:span text:style-name="T2">The motivation for our application is quite simple – </text:span><text:span text:style-name="T4">with approximate 40% of Australian households owning dogs (Animal Medicines Australia 2019)</text:span><text:span text:style-name="T2"> and an increasing number of people living in apartments </text:span><text:span text:style-name="T3">(approximately 20% - 20% of that which live in apartments classified as ‘high-rise’) </text:span><text:span text:style-name="T4">(ABS, 2016)</text:span><text:span text:style-name="T2"> who might not be able to comfortably house pets. We suggest there might exist in this cross-section a community of people who have dogs but are unable to walk them adequately and people unable to have dogs who wish to walk them. </text:span></text:p>
      <text:p text:style-name="P6"/>
      <text:p text:style-name="P6"><text:span text:style-name="T3">With 70% of pet owners being</text:span> aged 18-24 years old <text:span text:style-name="T4">(A</text:span><text:span text:style-name="T13">nimal Medicines Australia</text:span><text:span text:style-name="T4">, 2019)</text:span> <text:span text:style-name="T4">and 36% of US workers participating in the ‘gig-economy’ (see Uber, AirBnB, online marketplaces, etc) (Duszynski, 2021) we suggest there is also an age-based cross-section favoring our application.</text:span></text:p>
      <text:p text:style-name="P3"/>
      <text:p text:style-name="P5">We plan on using this as our stepping stone to gain traction. Once established, we can pivot our application to take advantage of the $13 billion a year Australians spend on pet services and products <text:span text:style-name="T13">(Animal Medicines Australia 2019)</text:span>.</text:p>
      <text:p text:style-name="P8"><text:span text:style-name="T9"/></text:p>
      <text:p text:style-name="P5"/>
      <text:p text:style-name="P7"><text:span text:style-name="T3">Australian Bureau of Statistics </text:span><text:span text:style-name="T4">2016, </text:span><text:span text:style-name="T11">‘Apartment Living</text:span><text:span text:style-name="T10">'</text:span><text:span text:style-name="T3">, </text:span><text:span text:style-name="T6">Census of Population and Housing: Reflecting Australia - Stories from the Census</text:span><text:span text:style-name="Emphasis"><text:span text:style-name="T10">,</text:span></text:span><text:span text:style-name="Emphasis"><text:span text:style-name="T3"> </text:span></text:span><text:span text:style-name="Emphasis"><text:span text:style-name="T11">viewed 17 April 2021 &lt;https://www.abs.gov.au/ausstats/abs@.nsf/Lookup/by%20Subject/2071.0~2016~Main%20Features~Apartment%20Living~20&gt;.</text:span></text:span></text:p>
      <text:p text:style-name="P1"/>
      <text:p text:style-name="P7"><text:span text:style-name="T1">Animal Medicines Australia 2019, </text:span><text:span text:style-name="T8">Pet Ownership in Australia 2019,</text:span><text:span text:style-name="T12"> </text:span><text:span text:style-name="T11">viewed 17 April 2021, &lt;</text:span><text:span text:style-name="T1">https://animalmedicinesaustralia.org.au/wp-content/uploads/2019/10/ANIM001-Pet-Survey-Report19_v1.7_WEB_high-res.pdf&gt;. </text:span></text:p>
      <text:p text:style-name="P1"/>
      <text:p text:style-name="P7"><text:span text:style-name="T4">Duszynski, M 2021, ‘</text:span>Gig Economy: Definition, Statistics &amp; Trends’, <text:span text:style-name="T4">Zety, viewed 17 April 2021,</text:span> &lt;<text:span text:style-name="T9">https://zety.com/blog/gig-economy-statistics&gt;.</text:span></text:p>
      <text:p text:style-name="P9"/>
      <text:p text:style-name="P9"/>
      <text:p text:style-name="P1"/>
      <text:p text:style-name="P1">Skills Required:</text:p>
      <text:p text:style-name="P1"/>
      <text:list xml:id="list541191725" text:style-name="L1">
        <text:list-item>
          <text:p text:style-name="P2">Coding – primarily the project will require skills in coding! Swift for iOS and most likely Java for Android. Additionally, familiarity with front-end web development languages (HTML, CSS and JavaScript) for a browser based presence.</text:p>
          <text:p text:style-name="P2"/>
        </text:list-item>
        <text:list-item>
          <text:p text:style-name="P2">IOS and Android SDKs – familiarity with the mobile platform development kits will be required in order to get the application code running naively.</text:p>
          <text:p text:style-name="P2"/>
        </text:list-item>
        <text:list-item>
          <text:p text:style-name="P2">Cloud Architecture (eg, AWS, Azure) – in order to accommodate rapid scalability of the application and serving of the customer data behind the scenes, a cloud solution will need to be build. Most likely on AWS, Azure or some similar infrastructure-as-a-service. This will be quite comprehensive, likely incorporating data-basing, security and localisation (ie, a content delivery network).</text:p>
          <text:p text:style-name="P2"/>
        </text:list-item>
        <text:list-item>
          <text:p text:style-name="P2">UX/Design – as well as design skills to make the app functional and pleasant to use, technical skills in aid of this will be required, eg. Adobe suite, <text:span text:style-name="T2">LucidChart, etc.</text:span></text:p>
        </text:list-item>
      </text:list>
      <text:p text:style-name="P1"><text:soft-page-break/></text:p>
      <text:list xml:id="list201058187307603" text:continue-numbering="true" text:style-name="L1">
        <text:list-item>
          <text:p text:style-name="P4">Data-basing – user information will need to be data based effectively and delivered via filtered search.</text:p>
          <text:p text:style-name="P4"/>
        </text:list-item>
        <text:list-item>
          <text:p text:style-name="P4">CRM – ultimately the success of the app relies on the customer experience. Back-end products such as Salesforce and Zendesk can allow us to leverage our customer interactions into premium membership sales and positive promoters. We will need experienced administrators to effectively utilise these (or similar) business solution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9:17:59.550000000</meta:creation-date>
    <dc:date>2021-04-18T20:10:57.395000000</dc:date>
    <meta:editing-duration>PT5M13S</meta:editing-duration>
    <meta:editing-cycles>1</meta:editing-cycles>
    <meta:document-statistic meta:table-count="0" meta:image-count="0" meta:object-count="0" meta:page-count="2" meta:paragraph-count="18" meta:word-count="437" meta:character-count="3074" meta:non-whitespace-character-count="2652"/>
    <meta:generator>LibreOffice/7.1.1.2$Windows_X86_64 LibreOffice_project/fe0b08f4af1bacafe4c7ecc87ce55bb426164676</meta:generator>
  </office:meta>
</office:document-meta>
</file>